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5d072d" officeooo:paragraph-rsid="005d072d" style:font-weight-asian="bold" style:font-weight-complex="bold"/>
    </style:style>
    <style:style style:name="P12" style:family="paragraph" style:parent-style-name="Standard">
      <style:paragraph-properties fo:text-align="center" style:justify-single-word="false"/>
      <style:text-properties fo:font-weight="bold" officeooo:rsid="0060573c" officeooo:paragraph-rsid="0060573c"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5d072d" officeooo:paragraph-rsid="005d072d" style:font-weight-asian="normal" style:font-weight-complex="normal"/>
    </style:style>
    <style:style style:name="P15" style:family="paragraph" style:parent-style-name="Standard">
      <style:paragraph-properties fo:text-align="center" style:justify-single-word="false"/>
      <style:text-properties fo:font-weight="normal" officeooo:rsid="0060573c" officeooo:paragraph-rsid="0060573c" style:font-weight-asian="normal" style:font-weight-complex="normal"/>
    </style:style>
    <style:style style:name="P16" style:family="paragraph" style:parent-style-name="Standard">
      <style:paragraph-properties fo:text-align="start" style:justify-single-word="false"/>
      <style:text-properties fo:font-weight="normal" officeooo:rsid="0060573c" officeooo:paragraph-rsid="0060573c"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3">
      <style:text-properties officeooo:rsid="005b14da" officeooo:paragraph-rsid="005b14da"/>
    </style:style>
    <style:style style:name="P21" style:family="paragraph" style:parent-style-name="Standard" style:list-style-name="L1">
      <style:text-properties officeooo:rsid="005d072d" officeooo:paragraph-rsid="005d072d"/>
    </style:style>
    <style:style style:name="P22" style:family="paragraph" style:parent-style-name="Standard" style:list-style-name="L8">
      <style:text-properties officeooo:rsid="005d072d" officeooo:paragraph-rsid="005d072d"/>
    </style:style>
    <style:style style:name="P23" style:family="paragraph" style:parent-style-name="Standard" style:list-style-name="L8">
      <style:text-properties officeooo:rsid="005d072d" officeooo:paragraph-rsid="005e0525"/>
    </style:style>
    <style:style style:name="P24" style:family="paragraph" style:parent-style-name="Standard" style:list-style-name="L1">
      <style:text-properties officeooo:rsid="0060573c" officeooo:paragraph-rsid="0060573c"/>
    </style:style>
    <style:style style:name="P25" style:family="paragraph" style:parent-style-name="Standard" style:list-style-name="L11">
      <style:paragraph-properties fo:text-align="start" style:justify-single-word="false"/>
      <style:text-properties officeooo:rsid="0060573c" officeooo:paragraph-rsid="0060573c"/>
    </style:style>
    <style:style style:name="P26" style:family="paragraph" style:parent-style-name="Standard" style:list-style-name="L8">
      <style:text-properties officeooo:rsid="0060573c" officeooo:paragraph-rsid="0060573c"/>
    </style:style>
    <style:style style:name="P27" style:family="paragraph" style:parent-style-name="Standard">
      <style:paragraph-properties fo:text-align="start" style:justify-single-word="false" fo:break-before="page"/>
      <style:text-properties fo:font-weight="normal" officeooo:rsid="0060573c" officeooo:paragraph-rsid="0060573c"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d072d"/>
    </style:style>
    <style:style style:name="T8" style:family="text">
      <style:text-properties officeooo:rsid="005e05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Survival (4)</text:p>
      <text:p text:style-name="P12">Planet of the Whiney Brats </text:p>
      <text:p text:style-name="P15"/>
      <text:p text:style-name="P16">Description: An emergency beacon has been detected on a nearby planet. According to the recorded message all the adults on the world have died. Send in a team to rescue these poor children .</text:p>
      <text:p text:style-name="P27">An emergency beacon has been detected on a nearby planet. According to the recorded message all the adults on the world have died. Your team is being sent in to rescue these poor children .</text:p>
      <text:p text:style-name="P4"/>
      <text:list xml:id="list6358187932467590203" text:style-name="L1">
        <text:list-item>
          <text:p text:style-name="P24">Maximum personnel: 6 : If you have personnel on this mission in excess of the maximum then the remainder will die in a horrible transporter accident.</text:p>
        </text:list-item>
        <text:list-item>
          <text:p text:style-name="P24">The society on this planet is made up of pre-adolescent teenagers. It's like an amusement park called Angst-World.</text:p>
        </text:list-item>
        <text:list-item>
          <text:p text:style-name="P24">These kids have had no supervision for years. Good luck dealing with them.</text:p>
        </text:list-item>
      </text:list>
      <text:p text:style-name="P4"/>
      <text:p text:style-name="P13"><text:span text:style-name="T4">Survivors:</text:span><text:span text:style-name="T6"> </text:span></text:p>
      <text:list xml:id="list5406444979822229024" text:style-name="L11">
        <text:list-item>
          <text:p text:style-name="P25"><text:span text:style-name="T5">Each team member should roll a 06. On a roll of 4 or less that team member will survive.</text:span></text:p>
          <text:p text:style-name="P19"><text:span text:style-name="T5"/></text:p>
        </text:list-item>
      </text:list>
      <text:p text:style-name="P6"><text:span text:style-name="T3">Success Criteria</text:span>: </text:p>
      <text:list xml:id="list4746993373993030785" text:style-name="L8">
        <text:list-item>
          <text:p text:style-name="P26">There are six kids on the planet you have the opportunity to save. If you save three or more the mission is a success. You may save one for each instance of the following skills your team possesses:</text:p>
          <text:list>
            <text:list-item>
              <text:p text:style-name="P26">COMMAND, COUNSELING, SLEIGHT OF HAND, HAND TO HAND COMBAT, DECEPTION, MEDICINE, SUPERIOR STRENGTH, SUPERIOR INTELLIGENCE, TRIVIA EXPERT, PROFESSIONAL CLOWN, COMPETITIVE DANCE, PSI, GOURMET COOKING, INFILTRATION.</text:p>
            </text:list-item>
          </text:list>
          <text:p text:style-name="P17"/>
        </text:list-item>
      </text:list>
      <text:p text:style-name="P1"><text:span text:style-name="T3">Quartermaster</text:span>: The quartermaster has provided you with the following to assist in your mission: </text:p>
      <text:list xml:id="list2871170017175660084" text:style-name="L3">
        <text:list-item>
          <text:p text:style-name="P20"><text:span text:style-name="T7">A fruit cake.</text:span> </text:p>
          <text:p text:style-name="P18"/>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M19S</meta:editing-duration>
    <meta:editing-cycles>40</meta:editing-cycles>
    <meta:generator>LibreOffice/5.1.6.2$Windows_x86 LibreOffice_project/07ac168c60a517dba0f0d7bc7540f5afa45f0909</meta:generator>
    <dc:date>2017-08-20T17:45:13.004000000</dc:date>
    <meta:document-statistic meta:table-count="0" meta:image-count="0" meta:object-count="0" meta:page-count="2" meta:paragraph-count="27" meta:word-count="418" meta:character-count="2350" meta:non-whitespace-character-count="1959"/>
    <meta:user-defined meta:name="Info 1"/>
    <meta:user-defined meta:name="Info 2"/>
    <meta:user-defined meta:name="Info 3"/>
    <meta:user-defined meta:name="Info 4"/>
  </office:meta>
</office:document-meta>
</file>